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20pt" officeooo:rsid="0009a651" officeooo:paragraph-rsid="0009a651" style:font-size-asian="20pt" style:font-size-complex="20pt"/>
    </style:style>
    <style:style style:name="P2" style:family="paragraph" style:parent-style-name="Standard">
      <style:paragraph-properties fo:text-align="center" style:justify-single-word="false"/>
      <style:text-properties style:font-name="Georgia" fo:font-size="14pt" officeooo:rsid="0009a651" officeooo:paragraph-rsid="0009a651" style:font-size-asian="14pt" style:font-size-complex="14pt"/>
    </style:style>
    <style:style style:name="P3" style:family="paragraph" style:parent-style-name="Standard">
      <style:text-properties style:font-name="Georgia" officeooo:rsid="0009a651" officeooo:paragraph-rsid="0009a651"/>
    </style:style>
    <style:style style:name="P4" style:family="paragraph" style:parent-style-name="Standard">
      <style:paragraph-properties>
        <style:tab-stops>
          <style:tab-stop style:position="0.25in"/>
        </style:tab-stops>
      </style:paragraph-properties>
      <style:text-properties style:font-name="Georgia" officeooo:rsid="0009a651" officeooo:paragraph-rsid="0009a651"/>
    </style:style>
    <style:style style:name="P5" style:family="paragraph" style:parent-style-name="Standard">
      <style:paragraph-properties fo:line-height="200%" fo:text-align="justify" style:justify-single-word="false">
        <style:tab-stops>
          <style:tab-stop style:position="0.25in"/>
        </style:tab-stops>
      </style:paragraph-properties>
      <style:text-properties style:font-name="Georgia" officeooo:rsid="0009a651" officeooo:paragraph-rsid="0009a651"/>
    </style:style>
    <style:style style:name="P6" style:family="paragraph" style:parent-style-name="Standard">
      <style:paragraph-properties fo:margin-left="0.9846in" fo:margin-right="0in" fo:line-height="150%" fo:text-align="justify" style:justify-single-word="false" fo:text-indent="0in" style:auto-text-indent="false">
        <style:tab-stops>
          <style:tab-stop style:position="0.25in"/>
        </style:tab-stops>
      </style:paragraph-properties>
      <style:text-properties style:font-name="Georgia" officeooo:rsid="0009a651" officeooo:paragraph-rsid="0009a651"/>
    </style:style>
    <style:style style:name="P7" style:family="paragraph" style:parent-style-name="Standard">
      <style:paragraph-properties fo:margin-left="0in" fo:margin-right="0in" fo:line-height="200%" fo:text-align="justify" style:justify-single-word="false" fo:text-indent="0in" style:auto-text-indent="false">
        <style:tab-stops>
          <style:tab-stop style:position="0.25in"/>
        </style:tab-stops>
      </style:paragraph-properties>
      <style:text-properties style:font-name="Georgia" officeooo:rsid="0009a651" officeooo:paragraph-rsid="0009a651"/>
    </style:style>
    <style:style style:name="P8" style:family="paragraph" style:parent-style-name="Footnote">
      <style:text-properties officeooo:rsid="0009a651" officeooo:paragraph-rsid="0009a651"/>
    </style:style>
    <style:style style:name="P9" style:family="paragraph" style:parent-style-name="Footnote">
      <style:text-properties officeooo:rsid="000b3529" officeooo:paragraph-rsid="000b3529"/>
    </style:style>
    <style:style style:name="P10" style:family="paragraph" style:parent-style-name="Footer">
      <style:text-properties officeooo:rsid="000c2ed7" officeooo:paragraph-rsid="000c2ed7"/>
    </style:style>
    <style:style style:name="T1" style:family="text">
      <style:text-properties officeooo:rsid="000b352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od Changes</text:p>
      <text:p text:style-name="P2">November 9, 2018</text:p>
      <text:p text:style-name="P3"/>
      <text:section text:style-name="Sect1" text:name="Section1">
        <text:p text:style-name="P4"/>
      </text:section>
      <text:p text:style-name="P5"><text:tab/>It is said that people who feel the affects of the Holy Ghost, and are Gentiles will have their blood changed to that of a follower who is of the seed of Abraham. This is being adopted into the House of Israel. Joseph Smith taught it as the following.</text:p>
      <text:p text:style-name="P6">There are two Comforters spoken of. One is the Holy Ghost, the same as given on the day of Pentecost, and that all Saints receive after faith, repentance, and baptism. This first Comforter or Holy Ghost has no other effect than pure intelligence. It is more powerful in expanding the mind, enlightening the understanding, and storing the intellect with present knowledge, of a man who is of the literal seed of Abraham, than one that is a Gentile, though it may not have half as much visible effect upon the body; for as the Holy Ghost falls upon one of the literal seed of Abraham, it is calm and serene; and his whole soul and body are only exercised by the pure spirit of intelligence; while the effect of the Holy Ghost upon a Gentile, is to purge out the old blood, and make him actually of the seed of Abraham. That man that has none of the blood of Abraham (naturally) must have a new creation by the Holy Ghost. In such a case, there may be more of a powerful effect upon the body, and visible to the eye, than upon an Israelite, while the Israelite at first might be far before the Gentile in pure intelligence.<text:note text:id="ftn1" text:note-class="footnote"><text:note-citation>1</text:note-citation><text:note-body><text:p text:style-name="P8">TPJS pgs 149-150</text:p></text:note-body></text:note></text:p>
      <text:p text:style-name="P5"><text:tab/>So the Holy Ghost has the ability to change the blood within a person. He has the ability to change their DNA in some manner so they are actually adopted into the House of Israel. It feels like a literal adoption at that point. It also falls in line with the scriptures which state that we become the sons and daughters of Christ. We are His at that point, for we have forsaken our sins and have been baptized for a remission of them, as well as have received the Holy Ghost.</text:p>
      <text:p text:style-name="P6"><text:soft-page-break/>He was taken from prison and from judgment: and who shall declare his generation? for he was cut off out of the land of the living: for the transgression of my people was he stricken.<text:note text:id="ftn2" text:note-class="footnote"><text:note-citation>2</text:note-citation><text:note-body><text:p text:style-name="P8">Isaiah 53:8</text:p></text:note-body></text:note></text:p>
      <text:p text:style-name="P7"><text:tab/>With his stripes are we healed.<text:note text:id="ftn3" text:note-class="footnote"><text:note-citation>3</text:note-citation><text:note-body><text:p text:style-name="P8">Isaiah 53:5</text:p></text:note-body></text:note> It is only through Jesus that we are able to be saved at His coming and be brought forth in the resurrection of the just. To be caught up in the cloud and to live with God for eternity.</text:p>
      <text:p text:style-name="P7"><text:tab/>Jacob chapter 5 speaks of this grafting gentiles into the House of Israel. We are gentiles, those who</text:p>
      <text:p text:style-name="P7">are not of the seed of Abraham. It’s an interesting read for sure. I suggest research into it. <text:span text:style-name="T1">I do find it interesting that we would need to be purified not only spiritually but physically in order to be redeemed and accepted into God’s presence. God is no respecter of persons,</text:span><text:span text:style-name="T1"><text:note text:id="ftn4" text:note-class="footnote"><text:note-citation>4</text:note-citation><text:note-body><text:p text:style-name="P9">Acts 10:34</text:p></text:note-body></text:note></text:span><text:span text:style-name="T1"> yet one must be physically converted aside from the resurrection, in order to be with Him.</text:span></text:p>
      <text:p text:style-name="P7"><text:tab/><text:span text:style-name="T1">Should not God accept us as we are? I can understand and see a spiritual transition into that glory, but a physical transition while in the flesh? I won’t lie, that sits a bit strange in my mind at this point in time. Perhaps in the future it will make sense and I am worrying over nothing. But for now, the thought rema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c2ed7" officeooo:paragraph-rsid="000c2ed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Blood Changes<text:tab/><text:tab/>Page <text:page-number text:select-page="current">0</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9:44:17.697317356</meta:creation-date>
    <dc:date>2018-11-09T10:00:26.827163329</dc:date>
    <meta:editing-duration>PT5M14S</meta:editing-duration>
    <meta:editing-cycles>2</meta:editing-cycles>
    <meta:generator>LibreOffice/5.1.6.2$Linux_X86_64 LibreOffice_project/10m0$Build-2</meta:generator>
    <meta:document-statistic meta:table-count="0" meta:image-count="0" meta:object-count="0" meta:page-count="2" meta:paragraph-count="15" meta:word-count="598" meta:character-count="3153" meta:non-whitespace-character-count="2564"/>
  </office:meta>
</office:document-meta>
</file>